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53">
            <text:p>953</text:p>
          </table:table-cell>
          <table:table-cell table:style-name="ce22" office:value-type="float" office:value="329">
            <text:p>32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97">
            <text:p>2097</text:p>
          </table:table-cell>
          <table:table-cell table:style-name="ce22" office:value-type="float" office:value="264">
            <text:p>26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000">
            <text:p>17000</text:p>
          </table:table-cell>
          <table:table-cell table:style-name="ce22" office:value-type="float" office:value="2239">
            <text:p>223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83">
            <text:p>1383</text:p>
          </table:table-cell>
          <table:table-cell table:style-name="ce22" office:value-type="float" office:value="614">
            <text:p>6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972">
            <text:p>8972</text:p>
          </table:table-cell>
          <table:table-cell table:style-name="ce22" office:value-type="float" office:value="2171">
            <text:p>217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46">
            <text:p>846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81">
            <text:p>1481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61">
            <text:p>1561</text:p>
          </table:table-cell>
          <table:table-cell table:style-name="ce22" office:value-type="float" office:value="610">
            <text:p>6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062">
            <text:p>17062</text:p>
          </table:table-cell>
          <table:table-cell table:style-name="ce22" office:value-type="float" office:value="1449">
            <text:p>144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13">
            <text:p>1713</text:p>
          </table:table-cell>
          <table:table-cell table:style-name="ce22" office:value-type="float" office:value="382">
            <text:p>38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6359">
            <text:p>56359</text:p>
          </table:table-cell>
          <table:table-cell table:style-name="ce22" office:value-type="float" office:value="8678">
            <text:p>867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77">
            <text:p>157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201">
            <text:p>3201</text:p>
          </table:table-cell>
          <table:table-cell table:style-name="ce22" office:value-type="float" office:value="873">
            <text:p>87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850">
            <text:p>8850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850">
            <text:p>17850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101">
            <text:p>110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805">
            <text:p>4805</text:p>
          </table:table-cell>
          <table:table-cell table:style-name="ce22" office:value-type="float" office:value="819">
            <text:p>81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38">
            <text:p>253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221">
            <text:p>6221</text:p>
          </table:table-cell>
          <table:table-cell table:style-name="ce22" office:value-type="float" office:value="835">
            <text:p>83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7054">
            <text:p>47054</text:p>
          </table:table-cell>
          <table:table-cell table:style-name="ce22" office:value-type="float" office:value="4905">
            <text:p>490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0801">
            <text:p>90801</text:p>
          </table:table-cell>
          <table:table-cell table:style-name="ce22" office:value-type="float" office:value="12078">
            <text:p>1207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7160">
            <text:p>147160</text:p>
          </table:table-cell>
          <table:table-cell table:style-name="ce22" office:value-type="float" office:value="20756">
            <text:p>2075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